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6039" officeooo:paragraph-rsid="00176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agsNummer_Aarstal"/>
      </text:user-field-decls>
      <text:p text:style-name="P1">This is a test.</text:p>
      <text:p text:style-name="P1"/>
      <text:p text:style-name="P1">Here we have a field: <text:user-field-get text:name="SagsNummer_Aarstal"/></text:p>
      <text:p text:style-name="P1">… and some more tex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3:25:28.442659223</meta:creation-date>
    <dc:date>2020-03-06T11:31:38.699315175</dc:date>
    <meta:editing-duration>PT9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4" meta:character-count="58" meta:non-whitespace-character-count="46"/>
  </office:meta>
</office:document-meta>
</file>